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6">
      <style:paragraph-properties fo:margin-top="0.423cm" fo:margin-bottom="0.282cm" style:contextual-spacing="true" fo:text-align="justify" style:justify-single-word="false"/>
    </style:style>
    <style:style style:name="P2" style:family="paragraph" style:parent-style-name="List_20_Paragraph" style:list-style-name="WWNum7">
      <style:paragraph-properties fo:margin-top="0.423cm" fo:margin-bottom="0.282cm" style:contextual-spacing="true" fo:text-align="justify" style:justify-single-word="false"/>
    </style:style>
    <style:style style:name="P3" style:family="paragraph" style:parent-style-name="List_20_Paragraph" style:list-style-name="WWNum8">
      <style:paragraph-properties fo:margin-top="0.423cm" fo:margin-bottom="0.282cm" style:contextual-spacing="true" fo:text-align="justify" style:justify-single-word="false"/>
    </style:style>
    <style:style style:name="P4" style:family="paragraph" style:parent-style-name="List_20_Paragraph" style:list-style-name="WWNum9">
      <style:paragraph-properties fo:margin-top="0.423cm" fo:margin-bottom="0.282cm" style:contextual-spacing="true" fo:text-align="justify" style:justify-single-word="false"/>
    </style:style>
    <style:style style:name="P5" style:family="paragraph" style:parent-style-name="List_20_Paragraph" style:list-style-name="WWNum10">
      <style:paragraph-properties fo:margin-top="0.423cm" fo:margin-bottom="0.282cm" style:contextual-spacing="true" fo:text-align="justify" style:justify-single-word="false"/>
    </style:style>
    <style:style style:name="P6" style:family="paragraph" style:parent-style-name="List_20_Paragraph" style:list-style-name="WWNum11">
      <style:paragraph-properties fo:text-align="justify" style:justify-single-word="false"/>
    </style:style>
    <style:style style:name="P7" style:family="paragraph" style:parent-style-name="List_20_Paragraph" style:list-style-name="WWNum12">
      <style:paragraph-properties fo:text-align="justify" style:justify-single-word="false"/>
    </style:style>
    <style:style style:name="P8" style:family="paragraph" style:parent-style-name="List_20_Paragraph" style:list-style-name="WWNum14">
      <style:paragraph-properties fo:text-align="justify" style:justify-single-word="false"/>
    </style:style>
    <style:style style:name="P9" style:family="paragraph" style:parent-style-name="List_20_Paragraph" style:list-style-name="WWNum13">
      <style:paragraph-properties fo:text-align="justify" style:justify-single-word="false"/>
    </style:style>
    <style:style style:name="P10" style:family="paragraph" style:parent-style-name="List_20_Paragraph" style:list-style-name="WWNum18">
      <style:paragraph-properties fo:text-align="justify" style:justify-single-word="false"/>
    </style:style>
    <style:style style:name="P11" style:family="paragraph" style:parent-style-name="List_20_Paragraph" style:list-style-name="WWNum17">
      <style:paragraph-properties fo:text-align="justify" style:justify-single-word="false"/>
    </style:style>
    <style:style style:name="P12" style:family="paragraph" style:parent-style-name="List_20_Paragraph" style:list-style-name="WWNum16">
      <style:paragraph-properties fo:text-align="justify" style:justify-single-word="false"/>
    </style:style>
    <style:style style:name="P13" style:family="paragraph" style:parent-style-name="List_20_Paragraph" style:list-style-name="WWNum15">
      <style:paragraph-properties fo:text-align="justify" style:justify-single-word="false"/>
    </style:style>
    <style:style style:name="P14" style:family="paragraph" style:parent-style-name="List_20_Paragraph" style:list-style-name="WWNum15">
      <style:paragraph-properties fo:text-align="justify" style:justify-single-word="false"/>
      <style:text-properties officeooo:paragraph-rsid="001cbc07"/>
    </style:style>
    <style:style style:name="P15" style:family="paragraph" style:parent-style-name="List_20_Paragraph" style:list-style-name="WWNum7">
      <style:paragraph-properties fo:margin-top="0.423cm" fo:margin-bottom="0.282cm" style:contextual-spacing="true" fo:text-align="justify" style:justify-single-word="false"/>
      <style:text-properties officeooo:rsid="001cbc07" officeooo:paragraph-rsid="001cbc07"/>
    </style:style>
    <style:style style:name="P16" style:family="paragraph" style:parent-style-name="List_20_Paragraph" style:list-style-name="WWNum7">
      <style:paragraph-properties fo:margin-top="0.423cm" fo:margin-bottom="0.282cm" style:contextual-spacing="true" fo:text-align="justify" style:justify-single-word="false"/>
      <style:text-properties fo:font-weight="bold" officeooo:rsid="001cbc07" officeooo:paragraph-rsid="001cbc07"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9" style:family="paragraph" style:parent-style-name="Standard">
      <style:text-properties fo:font-size="22pt" fo:font-weight="bold" style:font-size-asian="22pt" style:font-weight-asian="bold" style:font-size-complex="2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0cm" fo:margin-right="0cm" fo:text-align="justify" style:justify-single-word="false" fo:text-indent="1.249cm" style:auto-text-indent="false"/>
    </style:style>
    <style:style style:name="P22" style:family="paragraph" style:parent-style-name="Standard">
      <style:paragraph-properties fo:margin-top="0.423cm" fo:margin-bottom="0.282cm" style:contextual-spacing="false" fo:text-align="justify" style:justify-single-word="false"/>
    </style:style>
    <style:style style:name="P23" style:family="paragraph" style:parent-style-name="Standard">
      <style:paragraph-properties fo:margin-left="0cm" fo:margin-right="0cm" fo:text-align="justify" style:justify-single-word="false" fo:text-indent="0cm" style:auto-text-indent="false"/>
      <style:text-properties officeooo:paragraph-rsid="001cbc07"/>
    </style:style>
    <style:style style:name="P24" style:family="paragraph" style:parent-style-name="Standard">
      <style:paragraph-properties fo:text-align="justify" style:justify-single-word="false"/>
      <style:text-properties officeooo:paragraph-rsid="001cbc07"/>
    </style:style>
    <style:style style:name="P25" style:family="paragraph" style:parent-style-name="Standard">
      <style:paragraph-properties fo:margin-left="0cm" fo:margin-right="0cm" fo:text-align="justify" style:justify-single-word="false" fo:text-indent="1.249cm" style:auto-text-indent="false"/>
      <style:text-properties officeooo:paragraph-rsid="001cbc07"/>
    </style:style>
    <style:style style:name="P26" style:family="paragraph" style:parent-style-name="Standard">
      <style:paragraph-properties fo:margin-top="0.423cm" fo:margin-bottom="0.282cm" style:contextual-spacing="false" fo:text-align="justify" style:justify-single-word="false"/>
      <style:text-properties officeooo:paragraph-rsid="001cbc07"/>
    </style:style>
    <style:style style:name="P27" style:family="paragraph" style:parent-style-name="Standard">
      <style:paragraph-properties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8" style:family="paragraph" style:parent-style-name="Standard">
      <style:paragraph-properties fo:text-align="justify" style:justify-single-word="false"/>
      <style:text-properties fo:font-size="12pt" fo:language="es" fo:country="ES" fo:font-weight="bold" style:font-size-asian="12pt" style:font-weight-asian="bold" style:font-name-complex="Calibri1" style:font-size-complex="12pt" style:font-weight-complex="bold"/>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16pt" fo:language="es" fo:country="ES" fo:font-weight="bold" style:font-size-asian="16pt" style:font-weight-asian="bold" style:font-name-complex="Calibri1" style:font-size-complex="16pt" style:font-weight-complex="bold"/>
    </style:style>
    <style:style style:name="T3" style:family="text">
      <style:text-properties fo:font-size="16pt" fo:language="es" fo:country="ES" fo:font-style="italic" fo:font-weight="bold" officeooo:rsid="001cbc07" style:font-size-asian="16pt" style:font-style-asian="italic" style:font-weight-asian="bold" style:font-name-complex="Calibri1" style:font-size-complex="16pt" style:font-style-complex="italic" style:font-weight-complex="bold"/>
    </style:style>
    <style:style style:name="T4" style:family="text">
      <style:text-properties fo:font-size="16pt" style:font-size-asian="16pt" style:font-size-complex="16pt"/>
    </style:style>
    <style:style style:name="T5" style:family="text">
      <style:text-properties fo:font-size="12pt" fo:language="es" fo:country="ES" style:font-size-asian="12pt" style:font-name-complex="Calibri1" style:font-size-complex="12pt"/>
    </style:style>
    <style:style style:name="T6" style:family="text">
      <style:text-properties fo:font-size="12pt" fo:language="es" fo:country="ES" style:font-size-asian="12pt" style:font-size-complex="12pt"/>
    </style:style>
    <style:style style:name="T7" style:family="text">
      <style:text-properties fo:font-size="12pt" fo:language="es" fo:country="ES" fo:font-weight="bold" style:font-size-asian="12pt" style:font-weight-asian="bold" style:font-name-complex="Calibri1" style:font-size-complex="12pt" style:font-weight-complex="bold"/>
    </style:style>
    <style:style style:name="T8" style:family="text">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T9" style:family="text">
      <style:text-properties fo:font-size="12pt" style:font-size-asian="12pt" style:font-size-complex="12pt"/>
    </style:style>
    <style:style style:name="T10" style:family="text">
      <style:text-properties fo:font-size="12pt" officeooo:rsid="001cbc07" style:font-size-asian="12pt" style:font-size-complex="12pt"/>
    </style:style>
    <style:style style:name="T11" style:family="text">
      <style:text-properties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size="12pt" fo:font-style="italic" fo:font-weight="bold" officeooo:rsid="001cbc07" style:font-size-asian="12pt" style:font-style-asian="italic" style:font-weight-asian="bold" style:font-size-complex="12pt" style:font-style-complex="italic"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4pt" fo:language="es" fo:country="ES" fo:font-weight="bold" style:font-size-asian="14pt" style:font-weight-asian="bold" style:font-name-complex="Calibri1" style:font-size-complex="14pt" style:font-weight-complex="bold"/>
    </style:style>
    <style:style style:name="T16" style:family="text">
      <style:text-properties fo:font-size="14pt" fo:language="es" fo:country="ES" style:font-size-asian="14pt" style:font-name-complex="Calibri1" style:font-size-complex="14pt"/>
    </style:style>
    <style:style style:name="T17" style:family="text">
      <style:text-properties fo:color="#ff0000" loext:opacity="100%" fo:font-size="12pt" fo:language="es" fo:country="ES" fo:font-weight="bold" style:font-size-asian="12pt" style:font-weight-asian="bold" style:font-name-complex="Calibri1" style:font-size-complex="12pt" style:font-weight-complex="bold"/>
    </style:style>
    <style:style style:name="T18" style:family="text">
      <style:text-properties fo:color="#ff0000" loext:opacity="100%" fo:font-size="12pt" fo:language="es" fo:country="ES" fo:font-weight="bold" officeooo:rsid="001cbc07" style:font-size-asian="12pt" style:font-weight-asian="bold" style:font-name-complex="Calibri1" style:font-size-complex="12pt" style:font-weight-complex="bold"/>
    </style:style>
    <style:style style:name="T19" style:family="text">
      <style:text-properties fo:color="#ff0000" loext:opacity="100%" fo:font-size="12pt" fo:language="es" fo:country="ES" style:font-size-asian="12pt" style:font-name-complex="Calibri1" style:font-size-complex="12pt"/>
    </style:style>
    <style:style style:name="T20" style:family="text">
      <style:text-properties fo:color="#ff0000" loext:opacity="100%" fo:font-size="12pt" fo:language="es" fo:country="ES" fo:font-style="italic" fo:font-weight="bold" officeooo:rsid="001cbc07" style:font-size-asian="12pt" style:font-style-asian="italic" style:font-weight-asian="bold" style:font-name-complex="Calibri1" style:font-size-complex="12pt" style:font-style-complex="italic" style:font-weight-complex="bold"/>
    </style:style>
    <style:style style:name="T21" style:family="text">
      <style:text-properties fo:color="#ff0000" loext:opacity="100%" fo:font-size="14pt" fo:language="es" fo:country="ES" fo:font-weight="bold" style:font-size-asian="14pt" style:font-weight-asian="bold" style:font-name-complex="Calibri1" style:font-size-complex="14pt" style:font-weight-complex="bold"/>
    </style:style>
    <style:style style:name="T22" style:family="text">
      <style:text-properties fo:color="#ff0000" loext:opacity="100%" fo:font-size="14pt" fo:language="es" fo:country="ES" style:font-size-asian="14pt" style:font-name-complex="Calibri1" style:font-size-complex="14pt"/>
    </style:style>
    <style:style style:name="T23" style:family="text">
      <style:text-properties fo:color="#ff0000" loext:opacity="100%" fo:font-size="16pt" fo:language="es" fo:country="ES" fo:font-style="italic" fo:font-weight="bold" officeooo:rsid="001cbc07" style:font-size-asian="16pt" style:font-style-asian="italic" style:font-weight-asian="bold" style:font-name-complex="Calibri1" style:font-size-complex="16pt" style:font-style-complex="italic" style:font-weight-complex="bold"/>
    </style:style>
    <style:style style:name="T24" style:family="text">
      <style:text-properties fo:font-size="18pt" fo:font-style="italic" fo:font-weight="bold" style:font-size-asian="18pt" style:font-style-asian="italic" style:font-weight-asian="bold" style:font-size-complex="18pt" style:font-style-complex="italic" style:font-weight-complex="bold"/>
    </style:style>
    <style:style style:name="T25" style:family="text">
      <style:text-properties fo:font-size="18pt" fo:language="es" fo:country="ES" fo:font-style="italic" fo:font-weight="bold" style:font-size-asian="18pt" style:font-style-asian="italic" style:font-weight-asian="bold" style:font-size-complex="18pt" style:font-style-complex="italic" style:font-weight-complex="bold"/>
    </style:style>
    <style:style style:name="T26" style:family="text">
      <style:text-properties style:use-window-font-color="true" loext:opacity="0%" fo:font-size="12pt" fo:language="es" fo:country="ES" fo:font-weight="bold" officeooo:rsid="001cbc07" style:font-size-asian="12pt" style:font-weight-asian="bold" style:font-name-complex="Calibri1" style:font-size-complex="12pt" style:font-weight-complex="bold"/>
    </style:style>
    <style:style style:name="T27" style:family="text">
      <style:text-properties style:use-window-font-color="true" loext:opacity="0%" fo:font-size="12pt" fo:language="es" fo:country="ES" officeooo:rsid="001cbc07" style:font-size-asian="12pt" style:font-name-complex="Calibri1" style:font-size-complex="12pt"/>
    </style:style>
    <style:style style:name="T28"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Manual de usuario</text:span><text:span text:style-name="T1"/></text:p>
      <text:p text:style-name="P18"/>
      <text:p text:style-name="P18"/>
      <text:p text:style-name="P18"/>
      <text:p text:style-name="P17"><text:span text:style-name="T1">Harold Guerrero Caicedo</text:span><text:span text:style-name="T1"/></text:p>
      <text:p text:style-name="P17"><text:span text:style-name="T1">Juan Esteban Salas</text:span><text:span text:style-name="T1"/></text:p>
      <text:p text:style-name="P18"/>
      <text:p text:style-name="P18"/>
      <text:p text:style-name="P18"/>
      <text:p text:style-name="P18"/>
      <text:p text:style-name="P17"><text:span text:style-name="T1">Proyecto #1</text:span><text:span text:style-name="T1"/></text:p>
      <text:p text:style-name="P17"><text:span text:style-name="T1">Programación Orientada a Objetos</text:span><text:span text:style-name="T1"/></text:p>
      <text:p text:style-name="P18"/>
      <text:p text:style-name="P18"/>
      <text:p text:style-name="P18"/>
      <text:p text:style-name="P18"/>
      <text:p text:style-name="P19"/>
      <text:p text:style-name="P19"><text:soft-page-break/></text:p>
      <text:p text:style-name="P20"><text:span text:style-name="T2">Introducción</text:span><text:span text:style-name="T2"/></text:p>
      <text:p text:style-name="P20"><text:span text:style-name="T5">¡Bienvenido al Sistema de Gestión de Aeronaves y Vuelos! Este sistema está diseñado para ayudarte a administrar aeronaves, vuelos, tripulaciones y pasajeros. A través de esta guía, aprenderás cómo utilizar las diversas funcionalidades del sistema.</text:span><text:span text:style-name="T5"/></text:p>
      <text:p text:style-name="P20"><text:span text:style-name="T5"/></text:p>
      <text:p text:style-name="P20"><text:span text:style-name="T7"/></text:p>
      <text:p text:style-name="P20"><text:span text:style-name="T15">Tabla de Contenidos</text:span><text:span text:style-name="T15"/></text:p>
      <text:p text:style-name="P20"><text:span text:style-name="T17">1. </text:span><text:span text:style-name="T7">Inicio de Sesión</text:span><text:span text:style-name="T7"/></text:p>
      <text:p text:style-name="P21"><text:span text:style-name="T5">-Ingreso como administrador.</text:span><text:span text:style-name="T5"/></text:p>
      <text:p text:style-name="P20"><text:span text:style-name="T17">2.</text:span><text:span text:style-name="T19"> </text:span><text:span text:style-name="T7">Menú Principal</text:span><text:span text:style-name="T5"/></text:p>
      <text:p text:style-name="P21"><text:span text:style-name="T17">2.1</text:span><text:span text:style-name="T19"> </text:span><text:span text:style-name="T5">Comprar un vuelo.</text:span><text:span text:style-name="T5"/></text:p>
      <text:p text:style-name="P21"><text:span text:style-name="T17">2.2</text:span><text:span text:style-name="T19"> </text:span><text:span text:style-name="T5">Consultar puertas de embarque.</text:span><text:span text:style-name="T5"/></text:p>
      <text:p text:style-name="P21"><text:span text:style-name="T17">2.3</text:span><text:span text:style-name="T19"> </text:span><text:span text:style-name="T5">Consultar vuelos.</text:span><text:span text:style-name="T5"/></text:p>
      <text:p text:style-name="P21"><text:span text:style-name="T17">2.4</text:span><text:span text:style-name="T19"> </text:span><text:span text:style-name="T5">Ver opciones de administrador.</text:span><text:span text:style-name="T5"/></text:p>
      <text:p text:style-name="P20"><text:span text:style-name="T17">3.</text:span><text:span text:style-name="T19"> </text:span><text:span text:style-name="T7">Opciones del Administrador</text:span><text:span text:style-name="T5"/></text:p>
      <text:p text:style-name="P21"><text:span text:style-name="T17">3.1</text:span><text:span text:style-name="T19"> </text:span><text:span text:style-name="T5">Agregar una nave.</text:span><text:span text:style-name="T5"/></text:p>
      <text:p text:style-name="P21"><text:span text:style-name="T17">3.2</text:span><text:span text:style-name="T19"> </text:span><text:span text:style-name="T5">Consultar información de las naves.</text:span><text:span text:style-name="T5"/></text:p>
      <text:p text:style-name="P21"><text:span text:style-name="T17">3.3</text:span><text:span text:style-name="T19"> </text:span><text:span text:style-name="T5">Editar la información de una nave.</text:span><text:span text:style-name="T5"/></text:p>
      <text:p text:style-name="P21"><text:span text:style-name="T17">3.4</text:span><text:span text:style-name="T19"> </text:span><text:span text:style-name="T5">Generar un vuelo.</text:span><text:span text:style-name="T5"/></text:p>
      <text:p text:style-name="P21"><text:span text:style-name="T17">3.5</text:span><text:span text:style-name="T19"> </text:span><text:span text:style-name="T5">Ingresar una tripulación al sistema.</text:span><text:span text:style-name="T5"/></text:p>
      <text:p text:style-name="P21"><text:span text:style-name="T17">3.6</text:span><text:span text:style-name="T19"> </text:span><text:span text:style-name="T5">Consultar tripulaciones.</text:span><text:span text:style-name="T5"/></text:p>
      <text:p text:style-name="P21"><text:span text:style-name="T17">3.7</text:span><text:span text:style-name="T19"> </text:span><text:span text:style-name="T5">Consultar historial de una puerta de embarque.</text:span><text:span text:style-name="T5"/></text:p>
      <text:p text:style-name="P25"><text:span text:style-name="T17">3.8</text:span><text:span text:style-name="T19"> </text:span><text:span text:style-name="T5">Despachar un vuelo.</text:span><text:span text:style-name="T5"/></text:p>
      <text:p text:style-name="P23"><text:span text:style-name="T18">4</text:span><text:span text:style-name="T17">.</text:span><text:span text:style-name="T19"> </text:span><text:span text:style-name="T27">Anexo: </text:span><text:span text:style-name="T26">Documentación del código</text:span><text:span text:style-name="T5"/></text:p>
      <text:p text:style-name="P28"/>
      <text:p text:style-name="P20"><text:span text:style-name="T21"/></text:p>
      <text:p text:style-name="P20"><text:soft-page-break/><text:span text:style-name="T21"/></text:p>
      <text:p text:style-name="P20"><text:span text:style-name="T21"/></text:p>
      <text:p text:style-name="P20"><text:span text:style-name="T21">1.</text:span><text:span text:style-name="T22"> </text:span><text:span text:style-name="T15">Inicio de Sesión</text:span><text:span text:style-name="T16"/></text:p>
      <text:p text:style-name="P20"><text:span text:style-name="T5">Para acceder al sistema como administrador, se requiere una contraseña. Deberás ingresar la contraseña de administrador al iniciar sesión. Tendrás tres intentos para ingresar la contraseña correctamente. Si fallas tres veces, el sistema se bloqueará por seguridad y deberás comunicarte con el administrador.</text:span><text:span text:style-name="T5"/></text:p>
      <text:p text:style-name="P20"><text:span text:style-name="T5"/></text:p>
      <text:p text:style-name="P20"><text:span text:style-name="T21">2. </text:span><text:span text:style-name="T15">Menú Principal</text:span><text:span text:style-name="T15"/></text:p>
      <text:p text:style-name="P20"><text:span text:style-name="T5">Después de iniciar sesión, accederás al menú principal, que ofrece diversas opciones:</text:span><text:span text:style-name="T5"/></text:p>
      <text:p text:style-name="P20"><text:span text:style-name="T17">2.1 </text:span><text:span text:style-name="T7">Comprar un Vuelo</text:span><text:span text:style-name="T7"/></text:p>
      <text:p text:style-name="P20"><text:span text:style-name="T5">Esta opción te permite comprar un vuelo ingresando tus datos como pasajero y seleccionando un vuelo disponible. También puedes consultar los vuelos antes de tomar una decisión.</text:span><text:span text:style-name="T5"/></text:p>
      <text:p text:style-name="P20"><text:span text:style-name="T17">2.2 </text:span><text:span text:style-name="T7">Consultar Puertas de Embarque</text:span><text:span text:style-name="T7"/></text:p>
      <text:p text:style-name="P20"><text:span text:style-name="T5">Aquí podrás ver la lista de puertas de embarque disponibles y su información asociada.</text:span><text:span text:style-name="T5"/></text:p>
      <text:p text:style-name="P20"><text:span text:style-name="T17">2.3 </text:span><text:span text:style-name="T7">Consultar Vuelos</text:span><text:span text:style-name="T7"/></text:p>
      <text:p text:style-name="P20"><text:span text:style-name="T5">Puedes explorar la lista de vuelos disponibles y, si eres administrador, acceder a información adicional sobre pasajeros y tripulación.</text:span><text:span text:style-name="T5"/></text:p>
      <text:p text:style-name="P20"><text:span text:style-name="T17">2.4 </text:span><text:span text:style-name="T7">Ver Opciones de Administrador</text:span><text:span text:style-name="T7"/></text:p>
      <text:p text:style-name="P20"><text:span text:style-name="T5">Si eres administrador, podrás acceder a un conjunto de opciones adicionales para gestionar el sistema.</text:span><text:span text:style-name="T5"/></text:p>
      <text:p text:style-name="P20"><text:span text:style-name="T5"/></text:p>
      <text:p text:style-name="P20"><text:span text:style-name="T21">3. </text:span><text:span text:style-name="T15">Opciones del Administrador</text:span><text:span text:style-name="T15"/></text:p>
      <text:p text:style-name="P20"><text:span text:style-name="T5">Si seleccionas "Ver Opciones de Administrador" en el menú principal, podrás acceder a las siguientes funcionalidades:</text:span><text:span text:style-name="T5"/></text:p>
      <text:p text:style-name="P20"><text:span text:style-name="T17">3.1 </text:span><text:span text:style-name="T7">Agregar una Nave</text:span><text:span text:style-name="T7"/></text:p>
      <text:p text:style-name="P20"><text:span text:style-name="T5">Puedes registrar una nueva aeronave ingresando sus detalles, como registro, capacidad, velocidad máxima, autonomía, año de fabricación y tipo (avión, helicóptero o jet privado).</text:span><text:span text:style-name="T5"/></text:p>
      <text:p text:style-name="P20"><text:span text:style-name="T17">3.2 </text:span><text:span text:style-name="T7">Consultar Información de las Naves</text:span><text:span text:style-name="T7"/></text:p>
      <text:p text:style-name="P20"><text:soft-page-break/><text:span text:style-name="T5">Podrás ver detalles de las aeronaves registradas en el sistema.</text:span><text:span text:style-name="T5"/></text:p>
      <text:p text:style-name="P20"><text:span text:style-name="T17">3.3 </text:span><text:span text:style-name="T7">Editar la Información de una Nave</text:span><text:span text:style-name="T7"/></text:p>
      <text:p text:style-name="P20"><text:span text:style-name="T5">Modificar características de una aeronave, como registro, capacidad, velocidad, autonomía, año de fabricación, estado y atributos específicos según el tipo.</text:span><text:span text:style-name="T5"/></text:p>
      <text:p text:style-name="P20"><text:span text:style-name="T17">3.4 </text:span><text:span text:style-name="T7">Generar un Vuelo</text:span><text:span text:style-name="T7"/></text:p>
      <text:p text:style-name="P20"><text:span text:style-name="T5">Crear un nuevo vuelo, asignando la ciudad de origen y destino, fecha, aeronave, puerta de embarque y tripulación.</text:span><text:span text:style-name="T5"/></text:p>
      <text:p text:style-name="P20"><text:span text:style-name="T17">3.5 </text:span><text:span text:style-name="T7">Ingresar una Tripulación al Sistema</text:span><text:span text:style-name="T7"/></text:p>
      <text:p text:style-name="P20"><text:span text:style-name="T5">Registrar datos de la tripulación, incluyendo nacionalidad, número de maletas, información médica, cédula, nombres, apellidos, fecha de nacimiento, género, dirección, número de teléfono, correo, puesto, años de experiencia y cantidad máxima de horas diarias de trabajo.</text:span><text:span text:style-name="T5"/></text:p>
      <text:p text:style-name="P20"><text:span text:style-name="T17">3.6 </text:span><text:span text:style-name="T7">Consultar Tripulaciones</text:span><text:span text:style-name="T7"/></text:p>
      <text:p text:style-name="P20"><text:span text:style-name="T5">Ver información detallada de las tripulaciones registradas en el sistema.</text:span><text:span text:style-name="T5"/></text:p>
      <text:p text:style-name="P20"><text:span text:style-name="T17">3.7 </text:span><text:span text:style-name="T7">Consultar Historial de una Puerta de Embarque</text:span><text:span text:style-name="T7"/></text:p>
      <text:p text:style-name="P20"><text:span text:style-name="T5">Obtener información sobre el historial de uso de una puerta de embarque específica.</text:span><text:span text:style-name="T5"/></text:p>
      <text:p text:style-name="P20"><text:span text:style-name="T17">3.8 </text:span><text:span text:style-name="T7">Despachar un Vuelo</text:span><text:span text:style-name="T7"/></text:p>
      <text:p text:style-name="P24"><text:span text:style-name="T5">Marcar un vuelo como despachado, liberando la puerta de embarque y permitiendo su salida.</text:span><text:span text:style-name="T5"/></text:p>
      <text:p text:style-name="P24"><text:span text:style-name="T20"/></text:p>
      <text:p text:style-name="P24"><text:span text:style-name="T20"/></text:p>
      <text:p text:style-name="P24"><text:span text:style-name="T3"/></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2"><text:span text:style-name="T24"/></text:p>
      <text:p text:style-name="P24"><text:soft-page-break/><text:span text:style-name="T23">4. </text:span><text:span text:style-name="T3">Documentación del código</text:span><text:span text:style-name="T5"/></text:p>
      <text:p text:style-name="P24"><text:span text:style-name="T3"/></text:p>
      <text:p text:style-name="P22"><text:span text:style-name="T24">Clase Aeronave</text:span><text:span text:style-name="T24"/></text:p>
      <text:p text:style-name="P22"><text:span text:style-name="T9">Esta es la clase base que representa una aeronave genérica.</text:span><text:span text:style-name="T9"/></text:p>
      <text:p text:style-name="P22"><text:span text:style-name="T11">Atributos:</text:span><text:span text:style-name="T11"/></text:p>
      <text:list text:style-name="WWNum6">
        <text:list-item>
          <text:p text:style-name="P1"><text:span text:style-name="T11">registro_de_marca</text:span><text:span text:style-name="T9"> (número de registro de la aeronave)</text:span><text:span text:style-name="T9"/></text:p>
        </text:list-item>
        <text:list-item>
          <text:p text:style-name="P1"><text:span text:style-name="T11">capacidad_de_pasajeros</text:span><text:span text:style-name="T9"> (número de pasajeros que puede transportar)</text:span><text:span text:style-name="T9"/></text:p>
        </text:list-item>
        <text:list-item>
          <text:p text:style-name="P1"><text:span text:style-name="T11">velocidad_max</text:span><text:span text:style-name="T9"> (velocidad máxima de la aeronave)</text:span><text:span text:style-name="T9"/></text:p>
        </text:list-item>
        <text:list-item>
          <text:p text:style-name="P1"><text:span text:style-name="T11">autonomía</text:span><text:span text:style-name="T9"> (autonomía de vuelo en millas)</text:span><text:span text:style-name="T9"/></text:p>
        </text:list-item>
        <text:list-item>
          <text:p text:style-name="P1"><text:span text:style-name="T11">año_fabricación</text:span><text:span text:style-name="T9"> (año de fabricación de la aeronave)</text:span><text:span text:style-name="T9"/></text:p>
        </text:list-item>
        <text:list-item>
          <text:p text:style-name="P1"><text:span text:style-name="T11">estado</text:span><text:span text:style-name="T9"> (estado actual de la aeronave, por ejemplo, "en el vuelo" o "en tierra")</text:span><text:span text:style-name="T9"/></text:p>
        </text:list-item>
        <text:list-item>
          <text:p text:style-name="P1"><text:span text:style-name="T11">coordenadas</text:span><text:span text:style-name="T9"> (un par de coordenadas de latitud y longitud)</text:span><text:span text:style-name="T9"/></text:p>
        </text:list-item>
        <text:list-item>
          <text:p text:style-name="P1"><text:span text:style-name="T11">coor_aeronaves</text:span><text:span text:style-name="T9"> (un vector que almacena las coordenadas de todas las aeronaves)</text:span><text:span text:style-name="T9"/></text:p>
        </text:list-item>
        <text:list-item>
          <text:p text:style-name="P1"><text:span text:style-name="T11">id</text:span><text:span text:style-name="T9"> (identificador para la torre de control)</text:span><text:span text:style-name="T9"/></text:p>
        </text:list-item>
      </text:list>
      <text:p text:style-name="P22"><text:span text:style-name="T11">Funciones:</text:span><text:span text:style-name="T11"/></text:p>
      <text:list xml:id="list524420459" text:style-name="WWNum7">
        <text:list-item>
          <text:p text:style-name="P2"><text:span text:style-name="T11">guardar_coordenadas:</text:span><text:span text:style-name="T9"> genera coordenadas aleatorias y las asigna a la aeronave.</text:span><text:span text:style-name="T9"/></text:p>
        </text:list-item>
        <text:list-item>
          <text:p text:style-name="P2"><text:span text:style-name="T11">obtenerCoordenadas:</text:span><text:span text:style-name="T9"> devuelve las coordenadas de la aeronave.</text:span><text:span text:style-name="T9"/></text:p>
        </text:list-item>
        <text:list-item>
          <text:p text:style-name="P2"><text:span text:style-name="T11">consultarCoordenadasAero:</text:span><text:span text:style-name="T9"> permite actualizar las coordenadas de una aeronave específica en el vector "coor_aeronaves".</text:span><text:span text:style-name="T9"/></text:p>
        </text:list-item>
        <text:list-item>
          <text:p text:style-name="P2"><text:span text:style-name="T11">reiniciar:</text:span><text:span text:style-name="T9"> actualiza las coordenadas de todas las aeronaves en función de un vector de coordenadas proporcionado.</text:span><text:span text:style-name="T9"/></text:p>
        </text:list-item>
        <text:list-item>
          <text:p text:style-name="P15"><text:span text:style-name="T14">getTipo: </text:span><text:span text:style-name="T9">Retorna el tipo de aeronave entre las subclases Avion, Helicoptero y JetPrivado.</text:span><text:span text:style-name="T9"/></text:p>
        </text:list-item>
        <text:list-item>
          <text:p text:style-name="P16"><text:span text:style-name="T9">ImprimirInformacionEspecifica: </text:span><text:span text:style-name="T13">Función virtual que imprime la información especifica de las clases derivadas de Aeronave. Se sobrescribe para cada subclase.</text:span></text:p>
        </text:list-item>
      </text:list>
      <text:p text:style-name="P26"><text:span text:style-name="T24">Clase Avión (hereda de la clase Aeronave)</text:span><text:span text:style-name="T24"/></text:p>
      <text:p text:style-name="P22"><text:span text:style-name="T9">Representa un tipo de aeronave que es un avión.</text:span><text:span text:style-name="T9"/></text:p>
      <text:p text:style-name="P22"><text:span text:style-name="T11">Atributos adicionales:</text:span><text:span text:style-name="T11"/></text:p>
      <text:list text:style-name="WWNum8">
        <text:list-item>
          <text:p text:style-name="P3"><text:span text:style-name="T11">altitud_maxima</text:span><text:span text:style-name="T9"> (la latitud máxima a la que puede volar)</text:span><text:span text:style-name="T9"/></text:p>
        </text:list-item>
        <text:list-item>
          <text:p text:style-name="P3"><text:span text:style-name="T11">cantidad_de_motores</text:span><text:span text:style-name="T9"> (número de motores del avión)</text:span><text:span text:style-name="T9"/></text:p>
        </text:list-item>
        <text:list-item>
          <text:p text:style-name="P3"><text:span text:style-name="T11">categoría</text:span><text:span text:style-name="T9"> (categoría de avión)</text:span><text:span text:style-name="T9"/></text:p>
        </text:list-item>
      </text:list>
      <text:p text:style-name="P26"><text:soft-page-break/><text:span text:style-name="T9">El constructor de esta clase llama al constructor de la clase base "Aeronave" y establece atributos específicos del </text:span><text:span text:style-name="T10">Avión</text:span><text:span text:style-name="T9">.</text:span><text:span text:style-name="T9"/></text:p>
      <text:p text:style-name="P26"><text:span text:style-name="T24">Clase Helicóptero (hereda de la clase Aeronave)</text:span><text:span text:style-name="T24"/></text:p>
      <text:p text:style-name="P22"><text:span text:style-name="T9">Representa un tipo de aeronave que es un helicóptero.</text:span><text:span text:style-name="T9"/></text:p>
      <text:p text:style-name="P22"><text:span text:style-name="T11">Atributos adicionales:</text:span><text:span text:style-name="T11"/></text:p>
      <text:list text:style-name="WWNum9">
        <text:list-item>
          <text:p text:style-name="P4"><text:span text:style-name="T11">cantidad_de_rotores</text:span><text:span text:style-name="T9"> (número de rotores del helicóptero)</text:span><text:span text:style-name="T9"/></text:p>
        </text:list-item>
        <text:list-item>
          <text:p text:style-name="P4"><text:span text:style-name="T11">capacidad_de_elevación</text:span><text:span text:style-name="T9"> (capacidad de carga que puede elevar)</text:span><text:span text:style-name="T9"/></text:p>
        </text:list-item>
        <text:list-item>
          <text:p text:style-name="P4"><text:span text:style-name="T11">uso_específico</text:span><text:span text:style-name="T9"> (propósito o uso específico del helicóptero)</text:span><text:span text:style-name="T9"/></text:p>
        </text:list-item>
      </text:list>
      <text:p text:style-name="P22"><text:span text:style-name="T9">El constructor de esta clase llama al constructor de la clase base "Aeronave" y establece atributos específicos del helicóptero.</text:span><text:span text:style-name="T9"/></text:p>
      <text:p text:style-name="P26"><text:span text:style-name="T24">Clase Jetprivado (hereda de la clase Aeronave)</text:span><text:span text:style-name="T24"/></text:p>
      <text:p text:style-name="P22"><text:span text:style-name="T9">Representa un tipo de aeronave que es un jet privado.</text:span><text:span text:style-name="T9"/></text:p>
      <text:p text:style-name="P22"><text:span text:style-name="T11">Atributos adicionales:</text:span><text:span text:style-name="T11"/></text:p>
      <text:list text:style-name="WWNum10">
        <text:list-item>
          <text:p text:style-name="P5"><text:span text:style-name="T11">propietario</text:span><text:span text:style-name="T9"> (nombre del propietario del jet privado)</text:span><text:span text:style-name="T9"/></text:p>
        </text:list-item>
        <text:list-item>
          <text:p text:style-name="P5"><text:span text:style-name="T11">lista_de_servicios_a_bordo</text:span><text:span text:style-name="T9"> (lista de servicios disponibles a bordo)</text:span><text:span text:style-name="T9"/></text:p>
        </text:list-item>
        <text:list-item>
          <text:p text:style-name="P5"><text:span text:style-name="T11">lista_de_destinos_frecuentes</text:span><text:span text:style-name="T9"> (lista de destinos frecuentes para esta aeronave)</text:span><text:span text:style-name="T9"/></text:p>
        </text:list-item>
      </text:list>
      <text:p text:style-name="P22"><text:span text:style-name="T9">El constructor de esta clase llama al constructor de la clase base "Aeronave" y establece los atributos específicos del jet privado.</text:span><text:span text:style-name="T9"/></text:p>
      <text:p text:style-name="P20"><text:span text:style-name="T24">Clase PuertaDeEmbarque</text:span><text:span text:style-name="T24"/></text:p>
      <text:p text:style-name="P24"><text:span text:style-name="T9">Esta clase representa una puerta de embarque. </text:span><text:span text:style-name="T10">S</text:span><text:span text:style-name="T9">e utiliza para gestionar y registrar información relacionada con las puertas de embarque de un aeropuerto, incluyendo detalles sobre el vuelo asignado, su disponibilidad y el historial de vuelo que han utilizado esa puerta en el pasado. </text:span><text:span text:style-name="T9"/></text:p>
      <text:p text:style-name="P20"><text:span text:style-name="T11">Atributos:</text:span><text:span text:style-name="T11"/></text:p>
      <text:list text:style-name="WWNum11">
        <text:list-item>
          <text:p text:style-name="P6"><text:span text:style-name="T11">identificacion</text:span><text:span text:style-name="T9"> (identificador de la puerta de embarque)</text:span><text:span text:style-name="T9"/></text:p>
        </text:list-item>
        <text:list-item>
          <text:p text:style-name="P6"><text:span text:style-name="T11">ubicacion</text:span><text:span text:style-name="T9"> (ubicación de la puerta de embarque)</text:span><text:span text:style-name="T9"/></text:p>
        </text:list-item>
        <text:list-item>
          <text:p text:style-name="P6"><text:span text:style-name="T11">vuelo_asignado</text:span><text:span text:style-name="T9"> (puntero al vuelo asignado a la puerta de embarque)</text:span><text:span text:style-name="T9"/></text:p>
        </text:list-item>
        <text:list-item>
          <text:p text:style-name="P6"><text:span text:style-name="T11">disponible</text:span><text:span text:style-name="T9"> (indica si la puerta de embarque está disponible)</text:span><text:span text:style-name="T9"/></text:p>
        </text:list-item>
        <text:list-item>
          <text:p text:style-name="P6"><text:span text:style-name="T11">hora_embarque</text:span><text:span text:style-name="T9"> (hora de embarque)</text:span><text:span text:style-name="T9"/></text:p>
        </text:list-item>
        <text:list-item>
          <text:p text:style-name="P6"><text:soft-page-break/><text:span text:style-name="T11">historial</text:span><text:span text:style-name="T9"> (vector que almacena el historial de vuelos asignados a la puerta de embarque)</text:span><text:span text:style-name="T9"/></text:p>
        </text:list-item>
      </text:list>
      <text:p text:style-name="P20"><text:span text:style-name="T11">Funciones:</text:span><text:span text:style-name="T11"/></text:p>
      <text:list text:style-name="WWNum12">
        <text:list-item>
          <text:p text:style-name="P7"><text:span text:style-name="T11">Constructor:</text:span><text:span text:style-name="T9"> recibe un identificador y una ubicación para crear una puerta de embarque.</text:span><text:span text:style-name="T9"/></text:p>
        </text:list-item>
        <text:list-item>
          <text:p text:style-name="P7"><text:span text:style-name="T11">Getters y Setters</text:span><text:span text:style-name="T9"> para acceder y modificar los atributos de la puerta de embarque.</text:span><text:span text:style-name="T9"/></text:p>
        </text:list-item>
        <text:list-item>
          <text:p text:style-name="P7"><text:span text:style-name="T11">getVueloAsignado:</text:span><text:span text:style-name="T9"> devuelve el vuelo asignado a la puerta de embarque.</text:span><text:span text:style-name="T9"/></text:p>
        </text:list-item>
        <text:list-item>
          <text:p text:style-name="P7"><text:span text:style-name="T11">setVueloAsignado:</text:span><text:span text:style-name="T9"> asigna un vuelo a la puerta de embarque.</text:span><text:span text:style-name="T9"/></text:p>
        </text:list-item>
        <text:list-item>
          <text:p text:style-name="P7"><text:span text:style-name="T11">getDisponible:</text:span><text:span text:style-name="T9"> devuelve si la puerta de embarque está disponible.</text:span><text:span text:style-name="T9"/></text:p>
        </text:list-item>
        <text:list-item>
          <text:p text:style-name="P7"><text:span text:style-name="T11">setDisponible:</text:span><text:span text:style-name="T9"> establece si la puerta de embarque está disponible.</text:span><text:span text:style-name="T9"/></text:p>
        </text:list-item>
        <text:list-item>
          <text:p text:style-name="P7"><text:span text:style-name="T11">getHistorial:</text:span><text:span text:style-name="T9"> devuelve el historial de vuelos asignados a la puerta de embarque.</text:span><text:span text:style-name="T9"/></text:p>
        </text:list-item>
        <text:list-item>
          <text:p text:style-name="P7"><text:span text:style-name="T11">agregarHistorial:</text:span><text:span text:style-name="T9"> agrega un vuelo al historial de la puerta de embarque.</text:span><text:span text:style-name="T9"/></text:p>
        </text:list-item>
        <text:list-item>
          <text:p text:style-name="P7"><text:span text:style-name="T11">imprimirInfo:</text:span><text:span text:style-name="T9"> función auxiliar para imprimir información sobre la puerta de embarque.</text:span><text:span text:style-name="T9"/></text:p>
        </text:list-item>
        <text:list-item>
          <text:p text:style-name="P7"><text:span text:style-name="T11">imprimirHistorial:</text:span><text:span text:style-name="T9"> función auxiliar para imprimir el historial de vuelos asignados a la puerta de embarque.</text:span><text:span text:style-name="T9"/></text:p>
        </text:list-item>
      </text:list>
      <text:p text:style-name="P20"><text:span text:style-name="T24">Clase TorreDeControl</text:span><text:span text:style-name="T24"/></text:p>
      <text:p text:style-name="P20"><text:span text:style-name="T9">La clase TorreDeControl representa una entidad fundamental en la gestión y coordinación de un aeropuerto. Su propósito principal es administrar y mantener actualizada la información relacionada con las aeronaves, las puertas de embarque y los vuelos. A continuación, se detalla la estructura y las funciones de esta clase.</text:span><text:span text:style-name="T9"/></text:p>
      <text:p text:style-name="P20"><text:span text:style-name="T11">Descripción:</text:span><text:span text:style-name="T11"/></text:p>
      <text:p text:style-name="P20"><text:span text:style-name="T9">La Torre de Control se encarga de entregar y recibir información sobre las aeronaves. Se hace énfasis en mantener las coordenadas de las aeronaves actualizadas, lo que permite a todas las aeronaves conocer la ubicación en "tiempo real" de las demás. Además, también se encarga de asignar y manipular las puertas de embarque.</text:span><text:span text:style-name="T9"/></text:p>
      <text:p text:style-name="P20"><text:span text:style-name="T11">Atributos:</text:span><text:span text:style-name="T11"/></text:p>
      <text:list text:style-name="WWNum14">
        <text:list-item>
          <text:p text:style-name="P8"><text:span text:style-name="T11">coordenadas_aeronaves:</text:span><text:span text:style-name="T9"> Un vector que almacena las coordenadas de todas las aeronaves registradas en el sistema. Esto permite un seguimiento en tiempo real de la ubicación de cada aeronave.</text:span><text:span text:style-name="T9"/></text:p>
        </text:list-item>
        <text:list-item>
          <text:p text:style-name="P8"><text:span text:style-name="T11">puertas_embarques:</text:span><text:span text:style-name="T9"> Un vector que representa las puertas de embarque disponibles en el aeropuerto. Cada puerta se almacena como una instancia de la clase PuertaDeEmbarque.</text:span><text:span text:style-name="T9"/></text:p>
        </text:list-item>
        <text:list-item>
          <text:p text:style-name="P8"><text:span text:style-name="T11">vuelos:</text:span><text:span text:style-name="T9"> Un vector de punteros a objetos de la clase Vuelo, que mantiene información sobre los vuelos programados y en curso.</text:span><text:span text:style-name="T9"/></text:p>
        </text:list-item>
        <text:list-item>
          <text:p text:style-name="P8"><text:soft-page-break/><text:span text:style-name="T11">aero:</text:span><text:span text:style-name="T9"> Un vector de punteros únicos (unique_ptr) a objetos de la clase base Aeronave. Esta estructura permite almacenar </text:span><text:span text:style-name="T10">punteros a </text:span><text:span text:style-name="T9">cualquier tipo de clase derivada de Aeronave, como Avión, Helicóptero o JetPrivado.</text:span><text:span text:style-name="T9"/></text:p>
        </text:list-item>
      </text:list>
      <text:p text:style-name="P20"><text:span text:style-name="T11">Funciones:</text:span><text:span text:style-name="T11"/></text:p>
      <text:list text:style-name="WWNum13">
        <text:list-item>
          <text:p text:style-name="P9"><text:span text:style-name="T11">Constructor:</text:span><text:span text:style-name="T9"> La Torre de Control se inicia con un constructor que recibe el número de puertas de embarque disponibles. Desde la creación, se definen y crean las puertas de embarque necesarias en el aeropuerto.</text:span><text:span text:style-name="T9"/></text:p>
        </text:list-item>
        <text:list-item>
          <text:p text:style-name="P9"><text:span text:style-name="T11">actualizar_ubi_aero:</text:span><text:span text:style-name="T9"> Actualiza la ubicación de una sola aeronave y la guarda en el registro de coordenadas. Esta función es esencial para mantener la información de ubicación actualizada.</text:span><text:span text:style-name="T9"/></text:p>
        </text:list-item>
        <text:list-item>
          <text:p text:style-name="P9"><text:span text:style-name="T11">obtener_ubi:</text:span><text:span text:style-name="T9"> Devuelve las coordenadas de una aeronave específica identificada por su ID. Esto facilita a otras aeronaves conocer la ubicación de una aeronave en particular.</text:span><text:span text:style-name="T9"/></text:p>
        </text:list-item>
        <text:list-item>
          <text:p text:style-name="P9"><text:span text:style-name="T11">agregarAeronave:</text:span><text:span text:style-name="T9"> Agrega una aeronave al sistema utilizando un puntero único (unique_ptr). Esta función permite gestionar y almacenar diferentes tipos de aeronaves de manera eficiente.</text:span><text:span text:style-name="T9"/></text:p>
        </text:list-item>
        <text:list-item>
          <text:p text:style-name="P9"><text:span text:style-name="T11">actualizarTodasLasAeronaves:</text:span><text:span text:style-name="T9"> Actualiza toda la información de coordenadas para todas las aeronaves registradas en el sistema. Esto garantiza que todas las aeronaves tengan acceso a la información actualizada de ubicación de las demás.</text:span><text:span text:style-name="T9"/></text:p>
        </text:list-item>
        <text:list-item>
          <text:p text:style-name="P9"><text:span text:style-name="T11">asignar_puertas:</text:span><text:span text:style-name="T9"> Asigna una puerta de embarque a un vuelo específico. Esta función es útil al generar un vuelo y garantiza que cada vuelo tenga una puerta de embarque asignada.</text:span><text:span text:style-name="T9"/></text:p>
        </text:list-item>
        <text:list-item>
          <text:p text:style-name="P9"><text:span text:style-name="T11">desocupar_puerta:</text:span><text:span text:style-name="T9"> Libera una puerta de embarque previamente asignada. Esto se utiliza cuando un vuelo ha partido o ha finalizado su proceso de embarque.</text:span><text:span text:style-name="T9"/></text:p>
        </text:list-item>
        <text:list-item>
          <text:p text:style-name="P9"><text:span text:style-name="T11">hayPuertasDisponibles:</text:span><text:span text:style-name="T9"> Verifica si hay puertas de embarque disponibles y devuelve el número de la puerta disponible. Esta función es útil al asignar una puerta a un vuelo.</text:span><text:span text:style-name="T9"/></text:p>
        </text:list-item>
        <text:list-item>
          <text:p text:style-name="P9"><text:span text:style-name="T11">hayAeronavesDisponibles:</text:span><text:span text:style-name="T9"> Verifica si hay aeronaves disponibles para asignar a un vuelo y devuelve el número de la aeronave disponible. Esto es útil al programar un nuevo vuelo.</text:span><text:span text:style-name="T9"/></text:p>
        </text:list-item>
      </text:list>
      <text:p text:style-name="P20"><text:span text:style-name="T9">La clase TorreDeControl desempeña un papel central en la operación y gestión de un aeropuerto, permitiendo una coordinación eficiente entre las aeronaves, las puertas de embarque y los vuelos programados.</text:span><text:span text:style-name="T9"/></text:p>
      <text:p text:style-name="P20"><text:span text:style-name="T25">Clase Pasajero</text:span><text:span text:style-name="T25"/></text:p>
      <text:p text:style-name="P20"><text:span text:style-name="T6">La clase Pasajero representa a un individuo que viaja en una aeronave y que tiene información personal relevante para el proceso de abordaje y seguridad. Esta clase almacena detalles como nacionalidad, cantidad de maletas, información médica, identificación, nombres, apellidos, fecha de nacimiento, género, dirección, número de </text:span><text:soft-page-break/><text:span text:style-name="T6">teléfono y correo electrónico. Además, se incluye un campo para registrar el número de vuelo al que está asociado el pasajero.</text:span><text:span text:style-name="T6"/></text:p>
      <text:p text:style-name="P27"/>
      <text:p text:style-name="P20"><text:span text:style-name="T8">Atributos:</text:span><text:span text:style-name="T8"/></text:p>
      <text:list text:style-name="WWNum18">
        <text:list-item>
          <text:p text:style-name="P10"><text:span text:style-name="T8">nacionalidad: </text:span><text:span text:style-name="T6">Almacena la nacionalidad del pasajero.</text:span><text:span text:style-name="T8"/></text:p>
        </text:list-item>
        <text:list-item>
          <text:p text:style-name="P10"><text:span text:style-name="T8">numero_maletas: </text:span><text:span text:style-name="T6">Indica la cantidad de maletas que el pasajero planea llevar consigo en el vuelo.</text:span><text:span text:style-name="T8"/></text:p>
        </text:list-item>
        <text:list-item>
          <text:p text:style-name="P10"><text:span text:style-name="T8">resumen_infomedica: </text:span><text:span text:style-name="T6">Contiene información médica relevante sobre el pasajero.</text:span><text:span text:style-name="T8"/></text:p>
        </text:list-item>
        <text:list-item>
          <text:p text:style-name="P10"><text:span text:style-name="T8">cedula: </text:span><text:span text:style-name="T6">Almacena el número de cédula de identidad del pasajero.</text:span><text:span text:style-name="T8"/></text:p>
        </text:list-item>
        <text:list-item>
          <text:p text:style-name="P10"><text:span text:style-name="T8">nombres: </text:span><text:span text:style-name="T6">Guarda los nombres del pasajero.</text:span><text:span text:style-name="T8"/></text:p>
        </text:list-item>
        <text:list-item>
          <text:p text:style-name="P10"><text:span text:style-name="T8">apellidos: </text:span><text:span text:style-name="T6">Almacena los apellidos del pasajero.</text:span><text:span text:style-name="T8"/></text:p>
        </text:list-item>
        <text:list-item>
          <text:p text:style-name="P10"><text:span text:style-name="T8">fecha_de_nacimiento: </text:span><text:span text:style-name="T6">Indica la fecha de nacimiento del pasajero.</text:span><text:span text:style-name="T8"/></text:p>
        </text:list-item>
        <text:list-item>
          <text:p text:style-name="P10"><text:span text:style-name="T8">genero: </text:span><text:span text:style-name="T6">Registra el género del pasajero.</text:span><text:span text:style-name="T8"/></text:p>
        </text:list-item>
        <text:list-item>
          <text:p text:style-name="P10"><text:span text:style-name="T8">direccion: </text:span><text:span text:style-name="T6">Almacena la dirección de residencia del pasajero.</text:span><text:span text:style-name="T8"/></text:p>
        </text:list-item>
        <text:list-item>
          <text:p text:style-name="P10"><text:span text:style-name="T8">numero_telefono: </text:span><text:span text:style-name="T6">Guarda el número de teléfono del pasajero.</text:span><text:span text:style-name="T8"/></text:p>
        </text:list-item>
        <text:list-item>
          <text:p text:style-name="P10"><text:span text:style-name="T8">correo: </text:span><text:span text:style-name="T6">Almacena la dirección de correo electrónico del pasajero.</text:span><text:span text:style-name="T8"/></text:p>
        </text:list-item>
        <text:list-item>
          <text:p text:style-name="P10"><text:span text:style-name="T8">NoVuelo: </text:span><text:span text:style-name="T6">Guarda el número de vuelo al que está asociado el pasajero.</text:span><text:span text:style-name="T8"/></text:p>
        </text:list-item>
      </text:list>
      <text:p text:style-name="P20"><text:span text:style-name="T8">Funciones:</text:span><text:span text:style-name="T8"/></text:p>
      <text:list text:style-name="WWNum17">
        <text:list-item>
          <text:p text:style-name="P11"><text:span text:style-name="T8">setVuelo: </text:span><text:span text:style-name="T6">Permite asignar el número de vuelo al pasajero.</text:span><text:span text:style-name="T8"/></text:p>
        </text:list-item>
        <text:list-item>
          <text:p text:style-name="P11"><text:span text:style-name="T8">obtener_numero_maletas: </text:span><text:span text:style-name="T6">Obtiene la cantidad de maletas que el pasajero planea llevar en el vuelo.</text:span><text:span text:style-name="T8"/></text:p>
        </text:list-item>
        <text:list-item>
          <text:p text:style-name="P11"><text:span text:style-name="T8">poner_numero_maletas: </text:span><text:span text:style-name="T6">Permite establecer la cantidad de maletas que el pasajero llevará en el vuelo.</text:span><text:span text:style-name="T8"/></text:p>
        </text:list-item>
        <text:list-item>
          <text:p text:style-name="P11"><text:span text:style-name="T8">imprimirInfo: </text:span><text:span text:style-name="T6">Imprime la información relevante del pasajero.</text:span><text:span text:style-name="T8"/></text:p>
        </text:list-item>
      </text:list>
      <text:p text:style-name="P20"><text:span text:style-name="T25">Clase Tripulación (hereda de Pasajero)</text:span><text:span text:style-name="T25"/></text:p>
      <text:p text:style-name="P20"><text:span text:style-name="T6">La clase Tripulación es una clase derivada de la clase Pasajero. Representa a los miembros de la tripulación de una aeronave, como pilotos o asistentes de vuelo. Además de los atributos heredados de Pasajero, esta clase incluye detalles específicos de la tripulación, como el puesto, la cantidad de años de experiencia y la cantidad máxima de horas de trabajo diarias.</text:span><text:span text:style-name="T6"/></text:p>
      <text:p text:style-name="P27"/>
      <text:p text:style-name="P20"><text:span text:style-name="T8">Atributos adicionales:</text:span><text:span text:style-name="T8"/></text:p>
      <text:list text:style-name="WWNum16">
        <text:list-item>
          <text:p text:style-name="P12"><text:span text:style-name="T8">puesto: </text:span><text:span text:style-name="T6">Indica el puesto o función que desempeña el miembro de la tripulación (por ejemplo, piloto o asistente de vuelo).</text:span><text:span text:style-name="T8"/></text:p>
        </text:list-item>
        <text:list-item>
          <text:p text:style-name="P12"><text:soft-page-break/><text:span text:style-name="T8">anios_experiencia: </text:span><text:span text:style-name="T6">Almacena la cantidad de años de experiencia en el trabajo de la aviación.</text:span><text:span text:style-name="T8"/></text:p>
        </text:list-item>
        <text:list-item>
          <text:p text:style-name="P12"><text:span text:style-name="T8">cant_max_horasdiarias: </text:span><text:span text:style-name="T6">Indica la cantidad máxima de horas de trabajo diarias permitidas para el miembro de la tripulación.</text:span><text:span text:style-name="T8"/></text:p>
        </text:list-item>
      </text:list>
      <text:p text:style-name="P20"><text:span text:style-name="T8">Funciones adicionales:</text:span><text:span text:style-name="T8"/></text:p>
      <text:list xml:id="list3069703996" text:style-name="WWNum15">
        <text:list-item>
          <text:p text:style-name="P13"><text:span text:style-name="T8">imprimirInfoTripulacion: </text:span><text:span text:style-name="T6">Imprime la información específica de la tripulación, incluyendo el puesto, los años de experiencia y la cantidad máxima de horas de trabajo diarias.</text:span><text:span text:style-name="T8"/></text:p>
        </text:list-item>
      </text:list>
      <text:p text:style-name="P20"><text:span text:style-name="T6">La clase Pasajero y su clase derivada, Tripulación, son esenciales en la gestión de pasajeros y personal de vuelo en una aeronave, permitiendo registrar y organizar la información relevante para garantizar un viaje seguro y cómodo.</text:span><text:span text:style-name="T6"/></text:p>
      <text:p text:style-name="P20"><text:span text:style-name="T24">Clase Vuelo</text:span><text:span text:style-name="T24"/></text:p>
      <text:p text:style-name="P20"><text:span text:style-name="T9">La clase Vuelo representa un vuelo específico que parte desde una ciudad de origen hacia una ciudad de destino en una fecha determinada. Esta clase almacena información relevante sobre el vuelo, incluyendo detalles sobre la tripulación y los pasajeros que estarán a bordo.</text:span><text:span text:style-name="T9"/></text:p>
      <text:p text:style-name="P20"><text:span text:style-name="T11">Atributos:<text:tab/></text:span><text:span text:style-name="T11"/></text:p>
      <text:list xml:id="list85549822923264" text:continue-numbering="true" text:style-name="WWNum15">
        <text:list-item>
          <text:p text:style-name="P13"><text:span text:style-name="T11">tripulacion: </text:span><text:span text:style-name="T9">Un vector que contiene punteros a objetos de la clase Tripulacion, representando a los miembros de la tripulación que estarán a cargo del vuelo.</text:span><text:span text:style-name="T11"/></text:p>
        </text:list-item>
        <text:list-item>
          <text:p text:style-name="P13"><text:span text:style-name="T11">pasajeros: </text:span><text:span text:style-name="T9">Un vector que contiene punteros a objetos de la clase Pasajero, representando a los pasajeros que estarán a bordo del vuelo.</text:span><text:span text:style-name="T11"/></text:p>
        </text:list-item>
        <text:list-item>
          <text:p text:style-name="P13"><text:span text:style-name="T11">numero_de_identificacion: </text:span><text:span text:style-name="T9">Un número de identificación único para el vuelo.</text:span><text:span text:style-name="T11"/></text:p>
        </text:list-item>
        <text:list-item>
          <text:p text:style-name="P13"><text:span text:style-name="T11">fecha: </text:span><text:span text:style-name="T9">La fecha en la que el vuelo está programado para partir.</text:span><text:span text:style-name="T11"/></text:p>
        </text:list-item>
        <text:list-item>
          <text:p text:style-name="P13"><text:span text:style-name="T11">ciudad_origen: </text:span><text:span text:style-name="T9">La ciudad de origen desde la cual partirá el vuelo.</text:span><text:span text:style-name="T11"/></text:p>
        </text:list-item>
        <text:list-item>
          <text:p text:style-name="P13"><text:span text:style-name="T11">ciudad_destino: </text:span><text:span text:style-name="T9">La ciudad de destino a la cual se dirigirá el vuelo.</text:span><text:span text:style-name="T11"/></text:p>
        </text:list-item>
        <text:list-item>
          <text:p text:style-name="P13"><text:span text:style-name="T11">puerta_embarque: </text:span><text:span text:style-name="T9">El número de la puerta de embarque asignada para el vuelo.</text:span><text:span text:style-name="T11"/></text:p>
        </text:list-item>
        <text:list-item>
          <text:p text:style-name="P13"><text:span text:style-name="T11">idAeronave: </text:span><text:span text:style-name="T9">Un identificador único de la aeronave que realizará el vuelo.</text:span><text:span text:style-name="T9"/></text:p>
        </text:list-item>
      </text:list>
      <text:p text:style-name="P20"><text:span text:style-name="T11">Constructores:</text:span><text:span text:style-name="T11"/></text:p>
      <text:list xml:id="list85550938514248" text:continue-numbering="true" text:style-name="WWNum15">
        <text:list-item>
          <text:p text:style-name="P13"><text:span text:style-name="T11">Vuelo(): </text:span><text:span text:style-name="T9">Constructor por defecto.</text:span><text:span text:style-name="T11"/></text:p>
        </text:list-item>
        <text:list-item>
          <text:p text:style-name="P14"><text:span text:style-name="T11">Vuelo(Vuelo</text:span><text:span text:style-name="T12">*</text:span><text:span text:style-name="T11"> vueloPtr): </text:span><text:span text:style-name="T9">Constructor que crea una copia de otro objeto Vuelo.</text:span><text:span text:style-name="T11"/></text:p>
        </text:list-item>
        <text:list-item>
          <text:p text:style-name="P13"><text:span text:style-name="T11">Vuelo(string num_identificacion, string fecha_vuelo, string origen, string destino, int puerta): </text:span><text:span text:style-name="T9">Constructor que inicializa los atributos del vuelo con valores proporcionados.</text:span><text:span text:style-name="T9"/></text:p>
        </text:list-item>
      </text:list>
      <text:p text:style-name="P20"><text:span text:style-name="T11">Funciones:</text:span><text:span text:style-name="T11"/></text:p>
      <text:list xml:id="list85550954534565" text:continue-numbering="true" text:style-name="WWNum15">
        <text:list-item>
          <text:p text:style-name="P13"><text:soft-page-break/><text:span text:style-name="T11">agregarTripulante: </text:span><text:span text:style-name="T9">Agrega un miembro de la tripulación al vuelo mediante un puntero a un objeto de la clase Tripulación.</text:span><text:span text:style-name="T11"/></text:p>
        </text:list-item>
        <text:list-item>
          <text:p text:style-name="P13"><text:span text:style-name="T11">AgregarPasajero:</text:span><text:span text:style-name="T11"> </text:span><text:span text:style-name="T9">Agrega un pasajero al vuelo mediante un puntero a un objeto de la clase Pasajero.</text:span><text:span text:style-name="T11"/></text:p>
        </text:list-item>
      </text:list>
      <text:p text:style-name="P20"><text:span text:style-name="T9">La clase Vuelo es fundamental para gestionar y organizar la información relacionada con un vuelo específico, incluyendo los miembros de la tripulación y los pasajeros asignados a ese vuelo. Esto permite un seguimiento preciso de quiénes estarán a bordo y quiénes estarán a cargo de la operación del vuelo.</text:span><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CO"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CO"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rold Guerrero</meta:initial-creator>
    <meta:editing-cycles>7</meta:editing-cycles>
    <meta:creation-date>2023-10-01T22:09:00</meta:creation-date>
    <dc:date>2023-10-08T08:55:49.523110050</dc:date>
    <meta:editing-duration>PT12H38M6S</meta:editing-duration>
    <meta:generator>LibreOffice/7.4.7.2$Linux_X86_64 LibreOffice_project/40$Build-2</meta:generator>
    <meta:document-statistic meta:table-count="0" meta:image-count="0" meta:object-count="0" meta:page-count="11" meta:paragraph-count="184" meta:word-count="2303" meta:character-count="15164" meta:non-whitespace-character-count="13129"/>
    <meta:user-defined meta:name="AppVersion">16.0000</meta:user-defined>
    <meta:template xlink:type="simple" xlink:actuate="onRequest" xlink:title="Normal.dotm" xlink:href=""/>
  </office:meta>
</office:document-meta>
</file>